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9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  <style:style style:name="ce38" style:family="table-cell" style:parent-style-name="Default" style:data-style-name="N115">
      <style:table-cell-properties fo:background-color="#00a933"/>
      <style:text-properties fo:color="#00a933"/>
    </style:style>
    <style:style style:name="ce10" style:family="table-cell" style:parent-style-name="Default" style:data-style-name="N115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9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27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27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27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2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2"/>
          <table:table-cell table:style-name="ce27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38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27" table:number-columns-repeated="2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27" table:number-columns-repeated="2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10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10" table:number-columns-repeated="2"/>
          <table:table-cell table:number-columns-repeated="7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3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10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10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7:36:53.034000000</meta:creation-date>
    <meta:editing-duration>PT7H20M53S</meta:editing-duration>
    <meta:editing-cycles>3</meta:editing-cycles>
    <meta:generator>LibreOffice/7.5.0.3$Windows_X86_64 LibreOffice_project/c21113d003cd3efa8c53188764377a8272d9d6de</meta:generator>
    <dc:date>2023-03-06T11:22:32.216000000</dc:date>
    <meta:document-statistic meta:table-count="1" meta:cell-count="47" meta:object-count="0"/>
  </office:meta>
</office:document-meta>
</file>